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1" style:font-name-complex="Times New Roman1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language="ru" fo:country="RU" style:font-name-asian="Times New Roman1" style:font-name-complex="Times New Roman1"/>
    </style:style>
    <style:style style:name="T7" style:family="text">
      <style:text-properties fo:language="ru" fo:country="RU" style:font-name-asian="Times New Roman3" style:font-name-complex="Times New Roman3"/>
    </style:style>
    <style:style style:name="T8" style:family="text">
      <style:text-properties fo:language="ru" fo:country="RU" fo:font-style="italic" style:font-name-asian="Times New Roman1" style:font-style-asian="italic" style:font-name-complex="Times New Roman1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85cm" draw:z-index="0"><draw:image xlink:href="../../odt/images/3068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Двухпозиционное реле (<text:span text:style-name="T1">RS)</text:span>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">C-</text:span>код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61cm" svg:height="1.529cm" draw:z-index="0"><draw:image xlink:href="../../odt/images/306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2" office:value-type="string">
            <text:p text:style-name="P2">на схеме</text:p>
          </table:table-cell>
          <table:table-cell table:style-name="Table1.B1" office:value-type="string">
            <text:p text:style-name="Text_20_body"/>
          </table:table-cell>
        </table:table-row>
        <table:table-row table:style-name="Table1.3">
          <table:table-cell table:style-name="Table1.A5" table:number-columns-spanned="2" office:value-type="string">
            <text:p text:style-name="Text_20_body"><text:span text:style-name="T6">Блок представляет собой субмодель, содержащую </text:span><text:span text:style-name="T2">RS-</text:span><text:span text:style-name="T6">триггер с приоритетом по сбросу. Для того чтобы посмотреть структуру алгоритма – нажмите правой кнопкой «Действия» </text:span><text:span text:style-name="T7">→</text:span><text:span text:style-name="T6"> «Войти в субмодель».</text:span></text:p>
            <text:p text:style-name="Text_20_body"><text:span text:style-name="T5">Свойства</text:span>:</text:p>
            <text:list xml:id="list4948843808633761527" text:style-name="L1">
              <text:list-item>
                <text:p text:style-name="P4">Имя реле — имя переменной на выходе <text:span text:style-name="T1">RS-</text:span><text:span text:style-name="T3">триггера</text:span>, передаваемое в список сигналов «В память»<text:span text:style-name="T3">.</text:span></text:p>
              </text:list-item>
            </text:list>
            <text:p text:style-name="Text_20_body"><text:span text:style-name="T4">Входные сигналы</text:span><text:span text:style-name="T9">:</text:span></text:p>
            <text:list xml:id="list42508294" text:continue-numbering="true" text:style-name="L1">
              <text:list-item>
                <text:p text:style-name="P4"><text:span text:style-name="T2">S – set, </text:span><text:span text:style-name="T6">установка </text:span><text:span text:style-name="T2">RS-</text:span><text:span text:style-name="T6">триггера в </text:span><text:span text:style-name="T8">логическую</text:span><text:span text:style-name="T6"> 1.</text:span></text:p>
              </text:list-item>
              <text:list-item>
                <text:p text:style-name="P4"><text:span text:style-name="T10">R – reset, </text:span><text:span text:style-name="T6">сброс триггера в </text:span><text:span text:style-name="T8">логичский</text:span><text:span text:style-name="T6"> 0.</text:span></text:p>
              </text:list-item>
            </text:list>
            <text:p text:style-name="Text_20_body">Если оба входа равны логической 1, то на выходе получаем логический 0, поскольку приоритет — у сброса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ухпозиционное реле (RS)</dc:title>
    <dc:date>2012-03-30T16:30:26.78</dc:date>
    <meta:generator>OpenOffice_Beta/4.1.0$Win32 OpenOffice.org_project/410m14$Build-9760</meta:generator>
    <meta:editing-duration>PT1H28M54S</meta:editing-duration>
    <meta:editing-cycles>48</meta:editing-cycles>
    <meta:document-statistic meta:table-count="1" meta:image-count="2" meta:object-count="0" meta:page-count="1" meta:paragraph-count="13" meta:word-count="90" meta:character-count="561"/>
  </office:meta>
</office:document-meta>
</file>